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4949b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5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4949b" style:font-size-asian="15pt" style:font-size-complex="15pt"/>
    </style:style>
    <style:style style:name="P7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519d9" style:font-size-asian="15pt" style:font-size-complex="15pt"/>
    </style:style>
    <style:style style:name="P8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paragraph-rsid="001519d9" style:font-size-asian="15pt" style:font-size-complex="15pt"/>
    </style:style>
    <style:style style:name="P9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519d9" style:font-size-asian="15pt" style:font-size-complex="15pt"/>
    </style:style>
    <style:style style:name="P10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519d9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494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2º séries</text:span></text:p>
      <text:p text:style-name="P2"/>
      <text:p text:style-name="P4">As atividades das <text:span text:style-name="T2">2</text:span>º séries consistiram em <text:span text:style-name="T2">joguinhos lúdicos como de ligar os pontos, Sudoku de figuras no software Gcompris, que o mesmo é uma suíte de jogos educacional, onde os alunos jogaram jogos de raciocínio e habilidade com o mouse.</text:span></text:p>
      <text:p text:style-name="P5"/>
      <text:p text:style-name="P8"><text:s text:c="19"/><text:span text:style-name="T1">Atividades 2º séries</text:span></text:p>
      <text:p text:style-name="P9"/>
      <text:p text:style-name="P7">As atividades das <text:span text:style-name="T2">2</text:span>º séries consistiram em <text:span text:style-name="T2">joguinhos lúdicos como de ligar os pontos, Sudoku de figuras no software Gcompris, que o mesmo é uma suíte de jogos educacional, onde os alunos jogaram jogos de raciocínio e habilidade com o mouse.</text:span></text:p>
      <text:p text:style-name="P6"/>
      <text:p text:style-name="P10"><text:span text:style-name="T1">Atividades 2º séries</text:span></text:p>
      <text:p text:style-name="P9"/>
      <text:p text:style-name="P7">As atividades das <text:span text:style-name="T2">2</text:span>º séries consistiram em <text:span text:style-name="T2">joguinhos lúdicos como de ligar os pontos, Sudoku de figuras no software Gcompris, que o mesmo é uma suíte de jogos educacional, onde os alunos jogaram jogos de raciocínio e habilidade com o mou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7-14T14:04:57.417000000</dc:date>
    <meta:editing-duration>PT15M27S</meta:editing-duration>
    <meta:editing-cycles>5</meta:editing-cycles>
    <meta:generator>LibreOffice/5.1.2.2$Windows_x86 LibreOffice_project/d3bf12ecb743fc0d20e0be0c58ca359301eb705f</meta:generator>
    <meta:print-date>2016-04-28T14:00:42.418000000</meta:print-date>
    <meta:document-statistic meta:table-count="0" meta:image-count="0" meta:object-count="0" meta:page-count="1" meta:paragraph-count="6" meta:word-count="132" meta:character-count="800" meta:non-whitespace-character-count="654"/>
  </office:meta>
</office:document-meta>
</file>